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b9be5"/>
    </style:style>
    <style:style style:name="P2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paragraph-rsid="0027260d"/>
    </style:style>
    <style:style style:name="P3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paragraph-rsid="002caadb"/>
    </style:style>
    <style:style style:name="P4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paragraph-rsid="002280bd"/>
    </style:style>
    <style:style style:name="P5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paragraph-rsid="002412ab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rsid="002bd4e4" officeooo:paragraph-rsid="002bd4e4"/>
    </style:style>
    <style:style style:name="P7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2caadb" officeooo:paragraph-rsid="002caadb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978a8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bf67e"/>
    </style:style>
    <style:style style:name="P12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1b9be5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27260d"/>
    </style:style>
    <style:style style:name="P14" style:family="paragraph" style:parent-style-name="List_20_Paragraph" style:list-style-name="WWNum1">
      <loext:graphic-properties draw:fill="none"/>
      <style:paragraph-properties fo:margin-left="0in" fo:margin-right="0in" fo:text-indent="0in" style:auto-text-indent="false" fo:background-color="transparent"/>
      <style:text-properties officeooo:paragraph-rsid="0027260d"/>
    </style:style>
    <style:style style:name="P15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2bd4e4"/>
    </style:style>
    <style:style style:name="P16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2caadb"/>
    </style:style>
    <style:style style:name="P17" style:family="paragraph" style:parent-style-name="List_20_Paragraph" style:list-style-name="WWNum1">
      <loext:graphic-properties draw:fill="none"/>
      <style:paragraph-properties fo:margin-left="0in" fo:margin-right="0in" fo:text-indent="0in" style:auto-text-indent="false" fo:background-color="transparent"/>
      <style:text-properties officeooo:paragraph-rsid="002caadb"/>
    </style:style>
    <style:style style:name="P18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2caadb" officeooo:paragraph-rsid="002caadb"/>
    </style:style>
    <style:style style:name="P19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2caadb" officeooo:paragraph-rsid="00334404"/>
    </style:style>
    <style:style style:name="P20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paragraph-rsid="002412ab"/>
    </style:style>
    <style:style style:name="P21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09294" officeooo:paragraph-rsid="00309294"/>
    </style:style>
    <style:style style:name="P22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174e2" officeooo:paragraph-rsid="003174e2"/>
    </style:style>
    <style:style style:name="P23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2113d" officeooo:paragraph-rsid="0032113d"/>
    </style:style>
    <style:style style:name="P24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34404" officeooo:paragraph-rsid="00334404"/>
    </style:style>
    <style:style style:name="P25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34404" officeooo:paragraph-rsid="0033919e"/>
    </style:style>
    <style:style style:name="P26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3919e" officeooo:paragraph-rsid="0033919e"/>
    </style:style>
    <style:style style:name="P27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40886" officeooo:paragraph-rsid="00340886"/>
    </style:style>
    <style:style style:name="P28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5fe40" officeooo:paragraph-rsid="0035fe40"/>
    </style:style>
    <style:style style:name="P29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7713f" officeooo:paragraph-rsid="0037713f"/>
    </style:style>
    <style:style style:name="P30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8845a" officeooo:paragraph-rsid="0038845a"/>
    </style:style>
    <style:style style:name="P31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8c3f5" officeooo:paragraph-rsid="0038c3f5"/>
    </style:style>
    <style:style style:name="P32" style:family="paragraph" style:parent-style-name="List_20_Paragraph">
      <loext:graphic-properties draw:fill="none"/>
      <style:paragraph-properties fo:margin-left="0in" fo:margin-right="0in" fo:text-indent="0in" style:auto-text-indent="false" fo:background-color="transparent"/>
      <style:text-properties officeooo:rsid="003c5cbe" officeooo:paragraph-rsid="003c5cbe"/>
    </style:style>
    <style:style style:name="T1" style:family="text">
      <style:text-properties officeooo:rsid="0018a1ec"/>
    </style:style>
    <style:style style:name="T2" style:family="text">
      <style:text-properties officeooo:rsid="001978a8"/>
    </style:style>
    <style:style style:name="T3" style:family="text">
      <style:text-properties officeooo:rsid="001a083a"/>
    </style:style>
    <style:style style:name="T4" style:family="text">
      <style:text-properties officeooo:rsid="001a9f90"/>
    </style:style>
    <style:style style:name="T5" style:family="text">
      <style:text-properties officeooo:rsid="001ab43b"/>
    </style:style>
    <style:style style:name="T6" style:family="text">
      <style:text-properties officeooo:rsid="001b9be5"/>
    </style:style>
    <style:style style:name="T7" style:family="text">
      <style:text-properties officeooo:rsid="002412ab"/>
    </style:style>
    <style:style style:name="T8" style:family="text">
      <style:text-properties officeooo:rsid="0025db6d"/>
    </style:style>
    <style:style style:name="T9" style:family="text">
      <style:text-properties officeooo:rsid="0027260d"/>
    </style:style>
    <style:style style:name="T10" style:family="text">
      <style:text-properties officeooo:rsid="002a3fa0"/>
    </style:style>
    <style:style style:name="T11" style:family="text">
      <style:text-properties officeooo:rsid="002bd4e4"/>
    </style:style>
    <style:style style:name="T12" style:family="text">
      <style:text-properties officeooo:rsid="002caadb"/>
    </style:style>
    <style:style style:name="T13" style:family="text">
      <style:text-properties officeooo:rsid="00236ade"/>
    </style:style>
    <style:style style:name="T14" style:family="text">
      <style:text-properties officeooo:rsid="002e3ad9"/>
    </style:style>
    <style:style style:name="T15" style:family="text">
      <style:text-properties officeooo:rsid="002e8d81"/>
    </style:style>
    <style:style style:name="T16" style:family="text">
      <style:text-properties officeooo:rsid="002f1fa5"/>
    </style:style>
    <style:style style:name="T17" style:family="text">
      <style:text-properties officeooo:rsid="00310bfd"/>
    </style:style>
    <style:style style:name="T18" style:family="text">
      <style:text-properties officeooo:rsid="003174e2"/>
    </style:style>
    <style:style style:name="T19" style:family="text">
      <style:text-properties officeooo:rsid="0033919e"/>
    </style:style>
    <style:style style:name="T20" style:family="text">
      <style:text-properties officeooo:rsid="0035fe40"/>
    </style:style>
    <style:style style:name="T21" style:family="text">
      <style:text-properties officeooo:rsid="0037713f"/>
    </style:style>
    <style:style style:name="T22" style:family="text">
      <style:text-properties officeooo:rsid="0038c3f5"/>
    </style:style>
    <style:style style:name="T23" style:family="text">
      <style:text-properties officeooo:rsid="003c45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Steps for Moleular docking of azithromycin/<text:span text:style-name="T15">Remedisivir</text:span> (Ligand) and Covid19 spike protein (6lu7):</text:p>
      <text:p text:style-name="P9"/>
      <text:p text:style-name="P10">-<text:span text:style-name="T1">Download 6lu7 from protein databank (PDB) as pdb file. Open it with ucsf chimera and delete unwanted ligands around the target protein, Actions→ Atoms/Bonds → show; Every surrounding molecules will be shown. To Select these residues: <text:s/>Select→ Residues→ </text:span><text:span text:style-name="T2">all nonstandard, to delete: </text:span><text:span text:style-name="T1">Actions→ Atoms/Bonds →</text:span><text:span text:style-name="T2">Delete. There are two protein chains A and C, remove C to make the docking easier, Select → Chain C, <text:s/></text:span><text:span text:style-name="T1">Actions→ Atoms/Bonds →</text:span><text:span text:style-name="T2">Delete. </text:span><text:span text:style-name="T4">Save the file as pdb format.</text:span></text:p>
      <text:p text:style-name="P10"/>
      <text:p text:style-name="P1">-<text:span text:style-name="T5">Get the coordinates of the grid box </text:span><text:span text:style-name="T6">for the blind docking</text:span><text:span text:style-name="T5">. Open protein.pdb file with chimera, Tools → Surface Binding Analysis → AutoDock Vina. </text:span></text:p>
      <text:list xml:id="list116362537" text:style-name="WWNum1">
        <text:list-header>
          <text:p text:style-name="P12">Tools -&gt; Surface Binding Analysis -&gt; AutoDock Vina : a window is opened.</text:p>
          <text:p text:style-name="P12">Fill Center and size with a random number. <text:span text:style-name="T6">20</text:span> for all six boxes.</text:p>
          <text:p text:style-name="P12">Checkbox of Resize search volume using (Choose ctrl button 3: mouse). Press tab to stop cursor from blinking.</text:p>
          <text:p text:style-name="P12">You will see a small green box in the complex. </text:p>
          <text:p text:style-name="P12">To change the size of the box around the ligand: press ctrl and drag the box around with right click.</text:p>
          <text:p text:style-name="P12">Center and size values will be changed.</text:p>
        </text:list-header>
      </text:list>
      <text:p text:style-name="P1">Surround the box <text:s/><text:span text:style-name="T6">a</text:span>round <text:span text:style-name="T6">the </text:span>entire <text:span text:style-name="T6">protein</text:span>. Save these coordinates in a file.</text:p>
      <text:p text:style-name="P10"/>
      <text:p text:style-name="P10">-<text:span text:style-name="T3">Prepare the protein for the docking. Tools → Structure Editing → Dock Prep. Save the prepared folder as protein_prepared.mol2 file.</text:span></text:p>
      <text:p text:style-name="P10"/>
      <text:p text:style-name="P10"/>
      <text:p text:style-name="P11">-<text:span text:style-name="T6">C</text:span>reate a new folder in called <text:span text:style-name="T6">Ligand</text:span> , two folders are now present named Protein_<text:span text:style-name="T6">F</text:span>ile<text:span text:style-name="T6">s</text:span> and <text:span text:style-name="T6">Ligand</text:span>. <text:span text:style-name="T6">Go to pubchem to download azithromycin SDF file. The file is only available in 2D structure. To convert it to a 3D one:</text:span></text:p>
      <text:p text:style-name="P4">for i in *.sdf; do obabel $i -O $i -h; done</text:p>
      <text:p text:style-name="P4">for i in *.sdf; do obabel $i -O $i --gen3d; done</text:p>
      <text:p text:style-name="P4">*.sdf; obminimize -ff MMFF94 -n 1000 $i</text:p>
      <text:p text:style-name="P5">obabel *.sdf -omol2 -m</text:p>
      <text:p text:style-name="P5">obabel *.sdf -opdb -m<text:tab/></text:p>
      <text:p text:style-name="P5"/>
      <text:p text:style-name="P5">-prepare the ligand (<text:span text:style-name="T8">LIG.pdb</text:span>) to docking. Open it with chimera.</text:p>
      <text:p text:style-name="P21">To move ligand or protein left/right press: <text:span text:style-name="T17">shift</text:span> and move it with mouse</text:p>
      <text:p text:style-name="P5">Tools -&gt; Structure Editing -&gt; Minimize Structure -&gt; Minimize -&gt; check write Mol2 file -&gt; Add hydrogen box ok -&gt; Assign charges box: choose Gasteiger -&gt; specify net charges Gasteiger -&gt; File name: <text:span text:style-name="T7">ligand</text:span>_minimized. Make sure that write Mol2 file is checked. Save. Close session.</text:p>
      <text:p text:style-name="P10"/>
      <text:list xml:id="list53517452925460" text:continue-numbering="true" text:style-name="WWNum1">
        <text:list-header>
          <text:p text:style-name="P13">Copy from protein_Files folder <text:s/>the mol2 file (protein_prepared.mol2) and paste it in <text:span text:style-name="T9">ligand</text:span> folder.</text:p>
          <text:p text:style-name="P13"><text:span text:style-name="T9">O</text:span>pen the 2 mol2 files created by chimera:</text:p>
          <text:p text:style-name="P13"/>
          <text:p text:style-name="P13">File -&gt; open -&gt; open 2 mol2 files together -&gt; open. Ligand and protein are viewed together.</text:p>
        </text:list-header>
      </text:list>
      <text:p text:style-name="P6">If an error happened, from outside select the two files and open them with chimera.</text:p>
      <text:list xml:id="list53518067566636" text:continue-numbering="true" text:style-name="WWNum1">
        <text:list-header>
          <text:p text:style-name="P15">Tools -&gt; Surface/Binding analysis -&gt; AutoDock Vina -&gt; a box is opened: <text:span text:style-name="T11">the protein and ligand are far away from each other, widen the box to collect the ligand too.</text:span></text:p>
          <text:p text:style-name="P15"/>
          <text:p text:style-name="P15">output file -&gt; Browse -&gt; <text:span text:style-name="T10">Ligand</text:span> -&gt; <text:s/>File name: Docking -&gt; press Set output location.</text:p>
          <text:p text:style-name="P13"><text:soft-page-break/>Choose Receptor and protein files. Ligand choose: 5703(#1). Open coordinates files and file the boxes of center – size.</text:p>
          <text:p text:style-name="P13">Press on executable location, path: home/Bioinfo_software/Autodock Vina/bin/vina -&gt; open.</text:p>
          <text:p text:style-name="P14">After pressing ok, docking is performing in the status bar(running).</text:p>
        </text:list-header>
      </text:list>
      <text:p text:style-name="P2"/>
      <text:list xml:id="list53517606902862" text:continue-numbering="true" text:style-name="WWNum1">
        <text:list-header>
          <text:p text:style-name="P17">-The correct way to open the docking file: Tools -&gt; Surface/Binding analysis -&gt; ViewDock -&gt;<text:span text:style-name="T12">Ligand</text:span>-&gt; select: <text:span text:style-name="T12">D</text:span>ocking.pdbqt-&gt; open. <text:span text:style-name="T12">S</text:span>ave the first (best) file:</text:p>
        </text:list-header>
      </text:list>
      <text:p text:style-name="P3"/>
      <text:p text:style-name="P3">Close session. Open protein.<text:span text:style-name="T13">pdb <text:s/></text:span><text:span text:style-name="T16">from protein folder</text:span>. Tools-&gt; Surface/Binding Analysis-&gt; ViewDock. Go to the ligand folder -&gt; <text:span text:style-name="T12">D</text:span>ocking.pdbqt -&gt; open <text:span text:style-name="T14">(Scores will be shown)</text:span>. File -&gt; Save PDB(protein+ligand).-&gt; File name: Pose1.</text:p>
      <text:list xml:id="list53517679919285" text:continue-numbering="true" text:style-name="WWNum1">
        <text:list-header>
          <text:p text:style-name="P16">From save models: choose: Protein_naked and (#1.1) together.</text:p>
        </text:list-header>
      </text:list>
      <text:p text:style-name="P3">Save multiple models: a single file. Save.</text:p>
      <text:p text:style-name="P7">Open Pose1 with Chimera.</text:p>
      <text:p text:style-name="P7"/>
      <text:p text:style-name="P21"/>
      <text:p text:style-name="P21"/>
      <text:p text:style-name="P27">To move the structure use shift and move it with the mouth.</text:p>
      <text:p text:style-name="P27"/>
      <text:p text:style-name="P21">-<text:span text:style-name="T18">Chimerax:</text:span></text:p>
      <text:p text:style-name="P23"/>
      <text:p text:style-name="P25">open docking.pdbqt <text:s/>and <text:s/><text:span text:style-name="T23">Protein_prepared</text:span>.<text:span text:style-name="T23">mol2</text:span> <text:span text:style-name="T19">file </text:span></text:p>
      <text:p text:style-name="P32">or</text:p>
      <text:p text:style-name="P19">Open Pose1 with Chimera<text:span text:style-name="T19">x</text:span>.<text:tab/></text:p>
      <text:p text:style-name="P22">to show any one of them only: at the bottom <text:span text:style-name="T20">right</text:span>, Name, Check/uncheck their names.</text:p>
      <text:p text:style-name="P22"/>
      <text:p text:style-name="P22">To select the ligand only: Select → Residue→ UNK.</text:p>
      <text:p text:style-name="P22">To make the ligand sphere→ Toolbar <text:s/>Styles→ Sphere.</text:p>
      <text:p text:style-name="P22">To zoom to your selection→ Action → View.</text:p>
      <text:p text:style-name="P23">For publication, make the background white. Lightening → Soft or full.</text:p>
      <text:p text:style-name="P23">Make the ligand Ball Stick.</text:p>
      <text:p text:style-name="P24">To recenter the position: Action→ View.</text:p>
      <text:p text:style-name="P24"><text:tab/></text:p>
      <text:p text:style-name="P26">To make a cartoon view of the pose1: Go to Molecular Display→ Surfaces Show.</text:p>
      <text:p text:style-name="P26"/>
      <text:p text:style-name="P28">To show H-Bonds of the ligand: select the ligand (check the box on the right -&gt; Models), In Molecular Display → Analysis, H-Bonds.</text:p>
      <text:p text:style-name="P28">Select the receptor → Surfaces, Hide (to remove cartoon). Actions → View. <text:span text:style-name="T21">Zoom in.</text:span></text:p>
      <text:p text:style-name="P29">to save it: Home→ Snapshot.</text:p>
      <text:p text:style-name="P30">To make movie→ Home → Spin Movie. It will be saved automatically.</text:p>
      <text:p text:style-name="P31">To get the length of the H-Bond: Go to Right click tab, press distance tab, select the two atoms by right click.</text:p>
      <text:p text:style-name="P31">To appear the name of the residues of the H-Bond: click on label, click on protein residue by right click. The name can be moved to be arranged.</text:p>
      <text:p text:style-name="P31"/>
      <text:p text:style-name="P31"><text:s/><text:tab/> </text:p>
      <text:p text:style-name="P30"/>
      <text:p text:style-name="P29"/>
      <text:p text:style-name="P28"/>
      <text:p text:style-name="P26"/>
      <text:p text:style-name="P26"><text:soft-page-break/></text:p>
      <text:p text:style-name="P24"/>
      <text:p text:style-name="P23"/>
      <text:p text:style-name="P23"/>
      <text:p text:style-name="P22"/>
      <text:p text:style-name="P21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71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0:38:15.744693638</meta:creation-date>
    <dc:date>2023-09-05T05:35:16.671883576</dc:date>
    <meta:editing-duration>PT6H14M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799" meta:character-count="4670" meta:non-whitespace-character-count="3923"/>
  </office:meta>
</office:document-meta>
</file>